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Arial1" fo:font-size="14pt" style:text-underline-style="solid" style:text-underline-width="auto" style:text-underline-color="font-color" officeooo:rsid="00089acb" officeooo:paragraph-rsid="00089acb" style:font-size-asian="14pt" style:font-size-complex="14pt"/>
    </style:style>
    <style:style style:name="P2" style:family="paragraph" style:parent-style-name="Standard">
      <style:paragraph-properties fo:line-height="100%" fo:text-align="justify" style:justify-single-word="false"/>
      <style:text-properties style:font-name="Arial1" fo:font-size="14pt" style:text-underline-style="solid" style:text-underline-width="auto" style:text-underline-color="font-color" officeooo:rsid="0018aa38" officeooo:paragraph-rsid="0006cf01" style:font-size-asian="14pt" style:font-size-complex="14pt"/>
    </style:style>
    <style:style style:name="P3" style:family="paragraph" style:parent-style-name="Standard">
      <style:paragraph-properties fo:line-height="100%" fo:text-align="justify" style:justify-single-word="false"/>
      <style:text-properties style:font-name="Arial1" fo:font-size="10pt" officeooo:rsid="001b003d" officeooo:paragraph-rsid="00089acb" style:font-size-asian="10pt" style:font-size-complex="10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Arial1" fo:font-size="10pt" officeooo:rsid="001b003d" officeooo:paragraph-rsid="000fdd32" style:font-size-asian="10pt" style:font-size-complex="10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Arial1" fo:font-size="10pt" officeooo:rsid="001b003d" officeooo:paragraph-rsid="001175ae" style:font-size-asian="10pt" style:font-size-complex="10pt"/>
    </style:style>
    <style:style style:name="P6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089acb" style:font-size-asian="10pt" style:font-size-complex="10pt"/>
    </style:style>
    <style:style style:name="P7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090c53" style:font-size-asian="10pt" style:font-size-complex="10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0fdd32" style:font-size-asian="10pt" style:font-size-complex="10pt"/>
    </style:style>
    <style:style style:name="P9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1175ae" style:font-size-asian="10pt" style:font-size-complex="10pt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Arial1" fo:font-size="10pt" officeooo:rsid="001a8be4" officeooo:paragraph-rsid="00089acb" style:font-size-asian="10pt" style:font-size-complex="10pt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Arial1" fo:font-size="10pt" officeooo:rsid="001a8be4" officeooo:paragraph-rsid="001c686b" style:font-size-asian="10pt" style:font-size-complex="10pt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Arial1" fo:font-size="10pt" officeooo:rsid="001a8be4" officeooo:paragraph-rsid="000fdd32" style:font-size-asian="10pt" style:font-size-complex="10pt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Arial1" fo:font-size="10pt" officeooo:rsid="001a8be4" officeooo:paragraph-rsid="001cec6a" style:font-size-asian="10pt" style:font-size-complex="10pt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Arial1" fo:font-size="10pt" officeooo:rsid="001a8be4" officeooo:paragraph-rsid="001e73de" style:font-size-asian="10pt" style:font-size-complex="10pt"/>
    </style:style>
    <style:style style:name="P15" style:family="paragraph" style:parent-style-name="Standard">
      <style:paragraph-properties fo:line-height="100%" fo:text-align="justify" style:justify-single-word="false"/>
      <style:text-properties style:font-name="Arial1" fo:font-size="10pt" officeooo:rsid="0015938f" officeooo:paragraph-rsid="0015938f" style:font-size-asian="10pt" style:font-size-complex="10pt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Arial1" fo:font-size="10pt" officeooo:rsid="0016e8d2" officeooo:paragraph-rsid="0016e8d2" style:font-size-asian="10pt" style:font-size-complex="10pt"/>
    </style:style>
    <style:style style:name="P17" style:family="paragraph" style:parent-style-name="Standard">
      <style:paragraph-properties fo:line-height="100%" fo:text-align="justify" style:justify-single-word="false"/>
      <style:text-properties style:font-name="Arial1" fo:font-size="10pt" officeooo:rsid="0016e8d2" officeooo:paragraph-rsid="001c686b" style:font-size-asian="10pt" style:font-size-complex="10pt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Arial1" fo:font-size="10pt" officeooo:rsid="0016e8d2" officeooo:paragraph-rsid="001cec6a" style:font-size-asian="10pt" style:font-size-complex="10pt"/>
    </style:style>
    <style:style style:name="P19" style:family="paragraph" style:parent-style-name="Standard">
      <style:paragraph-properties fo:line-height="100%" fo:text-align="justify" style:justify-single-word="false"/>
      <style:text-properties style:font-name="Arial1" fo:font-size="10pt" officeooo:rsid="0016e8d2" officeooo:paragraph-rsid="001e73de" style:font-size-asian="10pt" style:font-size-complex="10pt"/>
    </style:style>
    <style:style style:name="P20" style:family="paragraph" style:parent-style-name="Standard">
      <style:paragraph-properties fo:line-height="100%" fo:text-align="justify" style:justify-single-word="false"/>
      <style:text-properties style:font-name="Arial1" fo:font-size="10pt" officeooo:rsid="00177b34" officeooo:paragraph-rsid="00177b34" style:font-size-asian="10pt" style:font-size-complex="10pt"/>
    </style:style>
    <style:style style:name="P21" style:family="paragraph" style:parent-style-name="Standard">
      <style:paragraph-properties fo:margin-left="0cm" fo:line-height="100%" fo:text-align="justify" style:justify-single-word="false" fo:text-indent="0cm" style:auto-text-indent="false"/>
      <style:text-properties style:font-name="Arial1" fo:font-size="10pt" officeooo:rsid="00177b34" officeooo:paragraph-rsid="00177b34" style:font-size-asian="10pt" style:font-size-complex="10pt"/>
    </style:style>
    <style:style style:name="P22" style:family="paragraph" style:parent-style-name="Standard">
      <style:paragraph-properties fo:line-height="100%" fo:text-align="justify" style:justify-single-word="false"/>
      <style:text-properties style:font-name="Arial1" fo:font-size="10pt" officeooo:rsid="00177b34" officeooo:paragraph-rsid="001c686b" style:font-size-asian="10pt" style:font-size-complex="10pt"/>
    </style:style>
    <style:style style:name="P23" style:family="paragraph" style:parent-style-name="Standard">
      <style:paragraph-properties fo:margin-left="0cm" fo:line-height="100%" fo:text-align="justify" style:justify-single-word="false" fo:text-indent="0cm" style:auto-text-indent="false"/>
      <style:text-properties style:font-name="Arial1" fo:font-size="10pt" officeooo:rsid="00177b34" officeooo:paragraph-rsid="001c686b" style:font-size-asian="10pt" style:font-size-complex="10pt"/>
    </style:style>
    <style:style style:name="P24" style:family="paragraph" style:parent-style-name="Standard">
      <style:paragraph-properties fo:line-height="100%" fo:text-align="justify" style:justify-single-word="false"/>
      <style:text-properties style:font-name="Arial1" fo:font-size="10pt" officeooo:rsid="00177b34" officeooo:paragraph-rsid="001cec6a" style:font-size-asian="10pt" style:font-size-complex="10pt"/>
    </style:style>
    <style:style style:name="P25" style:family="paragraph" style:parent-style-name="Standard">
      <style:paragraph-properties fo:margin-left="0cm" fo:line-height="100%" fo:text-align="justify" style:justify-single-word="false" fo:text-indent="0cm" style:auto-text-indent="false"/>
      <style:text-properties style:font-name="Arial1" fo:font-size="10pt" officeooo:rsid="00177b34" officeooo:paragraph-rsid="001cec6a" style:font-size-asian="10pt" style:font-size-complex="10pt"/>
    </style:style>
    <style:style style:name="P26" style:family="paragraph" style:parent-style-name="Standard">
      <style:paragraph-properties fo:line-height="100%" fo:text-align="justify" style:justify-single-word="false"/>
      <style:text-properties style:font-name="Arial1" fo:font-size="10pt" officeooo:rsid="00177b34" officeooo:paragraph-rsid="001e73de" style:font-size-asian="10pt" style:font-size-complex="10pt"/>
    </style:style>
    <style:style style:name="P27" style:family="paragraph" style:parent-style-name="Standard">
      <style:paragraph-properties fo:margin-left="0cm" fo:line-height="100%" fo:text-align="justify" style:justify-single-word="false" fo:text-indent="0cm" style:auto-text-indent="false"/>
      <style:text-properties style:font-name="Arial1" fo:font-size="10pt" officeooo:rsid="00177b34" officeooo:paragraph-rsid="001e73de" style:font-size-asian="10pt" style:font-size-complex="10pt"/>
    </style:style>
    <style:style style:name="P28" style:family="paragraph" style:parent-style-name="Standard">
      <style:paragraph-properties fo:line-height="100%" fo:text-align="justify" style:justify-single-word="false"/>
      <style:text-properties style:font-name="Arial1" fo:font-size="10pt" officeooo:rsid="00090c53" officeooo:paragraph-rsid="00089acb" style:font-size-asian="10pt" style:font-size-complex="10pt"/>
    </style:style>
    <style:style style:name="P29" style:family="paragraph" style:parent-style-name="Standard">
      <style:paragraph-properties fo:line-height="100%" fo:text-align="justify" style:justify-single-word="false"/>
      <style:text-properties style:font-name="Arial1" fo:font-size="10pt" officeooo:paragraph-rsid="00089acb" style:font-size-asian="8.75pt" style:font-size-complex="10pt"/>
    </style:style>
    <style:style style:name="P30" style:family="paragraph" style:parent-style-name="Standard">
      <style:paragraph-properties fo:margin-left="2.501cm" fo:line-height="100%" fo:text-align="justify" style:justify-single-word="false" fo:text-indent="0cm" style:auto-text-indent="false"/>
      <style:text-properties style:font-name="Arial1" fo:font-size="10pt" fo:font-style="italic" officeooo:rsid="00134924" officeooo:paragraph-rsid="0012d554" style:font-size-asian="10pt" style:font-style-asian="italic" style:font-size-complex="10pt" style:font-style-complex="italic"/>
    </style:style>
    <style:style style:name="P31" style:family="paragraph" style:parent-style-name="Standard">
      <style:paragraph-properties fo:line-height="100%" fo:text-align="justify" style:justify-single-word="false"/>
      <style:text-properties style:font-name="Arial1" fo:font-size="12pt" officeooo:rsid="001a8be4" officeooo:paragraph-rsid="00089acb" style:font-size-asian="12pt" style:font-size-complex="12pt"/>
    </style:style>
    <style:style style:name="P32" style:family="paragraph" style:parent-style-name="Standard">
      <style:paragraph-properties fo:line-height="100%" fo:text-align="justify" style:justify-single-word="false"/>
      <style:text-properties style:font-name="Arial1" fo:font-size="12pt" officeooo:rsid="001a8be4" officeooo:paragraph-rsid="000fdd32" style:font-size-asian="12pt" style:font-size-complex="12pt"/>
    </style:style>
    <style:style style:name="P33" style:family="paragraph" style:parent-style-name="Standard">
      <style:paragraph-properties fo:line-height="100%" fo:text-align="justify" style:justify-single-word="false"/>
      <style:text-properties style:font-name="Arial1" fo:font-size="12pt" officeooo:rsid="001a8be4" officeooo:paragraph-rsid="001175ae" style:font-size-asian="12pt" style:font-size-complex="12pt"/>
    </style:style>
    <style:style style:name="P34" style:family="paragraph" style:parent-style-name="Standard">
      <style:paragraph-properties fo:line-height="100%" fo:text-align="justify" style:justify-single-word="false"/>
      <style:text-properties style:font-name="Arial1" fo:font-size="12pt" officeooo:rsid="001b62c9" officeooo:paragraph-rsid="00089acb" style:font-size-asian="12pt" style:font-size-complex="12pt"/>
    </style:style>
    <style:style style:name="P35" style:family="paragraph" style:parent-style-name="Standard">
      <style:paragraph-properties fo:line-height="100%" fo:text-align="center" style:justify-single-word="false"/>
      <style:text-properties style:font-name="Arial1" fo:font-size="18pt" fo:font-weight="bold" officeooo:rsid="000a7db1" officeooo:paragraph-rsid="000a7db1" style:font-size-asian="18pt" style:font-weight-asian="bold" style:font-size-complex="18pt" style:font-weight-complex="bold"/>
    </style:style>
    <style:style style:name="P36" style:family="paragraph" style:parent-style-name="Standard">
      <style:paragraph-properties fo:line-height="100%" fo:text-align="justify" style:justify-single-word="false"/>
      <style:text-properties style:font-name="Arial1" fo:font-size="14pt" style:text-underline-style="solid" style:text-underline-width="auto" style:text-underline-color="font-color" officeooo:rsid="000c93bb" officeooo:paragraph-rsid="000c93bb" style:font-size-asian="14pt" style:font-size-complex="14pt"/>
    </style:style>
    <style:style style:name="P37" style:family="paragraph" style:parent-style-name="Standard">
      <style:paragraph-properties fo:line-height="100%" fo:text-align="justify" style:justify-single-word="false"/>
      <style:text-properties style:font-name="Arial1" fo:font-size="14pt" style:text-underline-style="solid" style:text-underline-width="auto" style:text-underline-color="font-color" officeooo:rsid="00089acb" officeooo:paragraph-rsid="002ea439" style:font-size-asian="14pt" style:font-size-complex="14pt"/>
    </style:style>
    <style:style style:name="P38" style:family="paragraph" style:parent-style-name="Standard" style:list-style-name="L1">
      <style:paragraph-properties fo:line-height="100%" fo:text-align="justify" style:justify-single-word="false"/>
      <style:text-properties style:font-name="Arial1" fo:font-size="12pt" officeooo:rsid="001b62c9" officeooo:paragraph-rsid="00089acb" style:font-size-asian="12pt" style:font-size-complex="12pt"/>
    </style:style>
    <style:style style:name="P39" style:family="paragraph" style:parent-style-name="Standard" style:list-style-name="L1">
      <style:paragraph-properties fo:line-height="100%" fo:text-align="justify" style:justify-single-word="false"/>
      <style:text-properties style:font-name="Arial1" fo:font-size="12pt" officeooo:rsid="00121043" officeooo:paragraph-rsid="00089acb" style:font-size-asian="12pt" style:font-size-complex="12pt"/>
    </style:style>
    <style:style style:name="P40" style:family="paragraph" style:parent-style-name="Standard">
      <style:paragraph-properties fo:line-height="100%" fo:text-align="justify" style:justify-single-word="false"/>
      <style:text-properties style:font-name="Arial1" fo:font-size="12pt" officeooo:rsid="001a8be4" officeooo:paragraph-rsid="001fd4af" style:font-size-asian="12pt" style:font-size-complex="12pt"/>
    </style:style>
    <style:style style:name="P41" style:family="paragraph" style:parent-style-name="Standard">
      <style:paragraph-properties fo:line-height="100%" fo:text-align="justify" style:justify-single-word="false"/>
      <style:text-properties style:font-name="Arial1" fo:font-size="12pt" officeooo:rsid="001a8be4" officeooo:paragraph-rsid="002293aa" style:font-size-asian="12pt" style:font-size-complex="12pt"/>
    </style:style>
    <style:style style:name="P42" style:family="paragraph" style:parent-style-name="Standard">
      <style:paragraph-properties fo:margin-left="1.251cm" fo:line-height="100%" fo:text-align="justify" style:justify-single-word="false" fo:text-indent="0cm" style:auto-text-indent="false"/>
      <style:text-properties style:font-name="Arial1" fo:font-size="12pt" officeooo:rsid="001a8be4" officeooo:paragraph-rsid="002293aa" style:font-size-asian="12pt" style:font-size-complex="12pt"/>
    </style:style>
    <style:style style:name="P43" style:family="paragraph" style:parent-style-name="Standard">
      <style:paragraph-properties fo:line-height="100%" fo:text-align="justify" style:justify-single-word="false"/>
      <style:text-properties style:font-name="Arial1" fo:font-size="12pt" officeooo:rsid="001a8be4" officeooo:paragraph-rsid="00287cc2" style:font-size-asian="12pt" style:font-size-complex="12pt"/>
    </style:style>
    <style:style style:name="P44" style:family="paragraph" style:parent-style-name="Standard">
      <style:paragraph-properties fo:line-height="100%" fo:text-align="justify" style:justify-single-word="false"/>
      <style:text-properties style:font-name="Arial1" fo:font-size="12pt" officeooo:rsid="001a8be4" officeooo:paragraph-rsid="002ad3ab" style:font-size-asian="12pt" style:font-size-complex="12pt"/>
    </style:style>
    <style:style style:name="P45" style:family="paragraph" style:parent-style-name="Standard">
      <style:paragraph-properties fo:line-height="100%" fo:text-align="justify" style:justify-single-word="false"/>
      <style:text-properties style:font-name="Arial1" fo:font-size="12pt" officeooo:rsid="001a8be4" officeooo:paragraph-rsid="002ea439" style:font-size-asian="12pt" style:font-size-complex="12pt"/>
    </style:style>
    <style:style style:name="P46" style:family="paragraph" style:parent-style-name="Standard">
      <style:paragraph-properties fo:line-height="100%" fo:text-align="justify" style:justify-single-word="false"/>
      <style:text-properties style:font-name="Arial1" fo:font-size="12pt" officeooo:rsid="001a8be4" officeooo:paragraph-rsid="002f3e1d" style:font-size-asian="12pt" style:font-size-complex="12pt"/>
    </style:style>
    <style:style style:name="P47" style:family="paragraph" style:parent-style-name="Standard" style:list-style-name="L2">
      <style:paragraph-properties fo:line-height="100%" fo:text-align="justify" style:justify-single-word="false"/>
      <style:text-properties style:font-name="Arial1" fo:font-size="10pt" officeooo:rsid="0016e8d2" officeooo:paragraph-rsid="0016e8d2" style:font-size-asian="10pt" style:font-size-complex="10pt"/>
    </style:style>
    <style:style style:name="P48" style:family="paragraph" style:parent-style-name="Standard" style:list-style-name="L2">
      <style:paragraph-properties fo:line-height="100%" fo:text-align="justify" style:justify-single-word="false"/>
      <style:text-properties style:font-name="Arial1" fo:font-size="10pt" officeooo:rsid="0016e8d2" officeooo:paragraph-rsid="001c686b" style:font-size-asian="10pt" style:font-size-complex="10pt"/>
    </style:style>
    <style:style style:name="P49" style:family="paragraph" style:parent-style-name="Standard" style:list-style-name="L2">
      <style:paragraph-properties fo:line-height="100%" fo:text-align="justify" style:justify-single-word="false"/>
      <style:text-properties style:font-name="Arial1" fo:font-size="10pt" officeooo:rsid="0016e8d2" officeooo:paragraph-rsid="001cec6a" style:font-size-asian="10pt" style:font-size-complex="10pt"/>
    </style:style>
    <style:style style:name="P50" style:family="paragraph" style:parent-style-name="Standard" style:list-style-name="L2">
      <style:paragraph-properties fo:line-height="100%" fo:text-align="justify" style:justify-single-word="false"/>
      <style:text-properties style:font-name="Arial1" fo:font-size="10pt" officeooo:rsid="0016e8d2" officeooo:paragraph-rsid="001e73de" style:font-size-asian="10pt" style:font-size-complex="10pt"/>
    </style:style>
    <style:style style:name="P51" style:family="paragraph" style:parent-style-name="Standard">
      <style:paragraph-properties fo:line-height="100%" fo:text-align="justify" style:justify-single-word="false"/>
      <style:text-properties style:font-name="Arial1" fo:font-size="10pt" officeooo:rsid="0016e8d2" officeooo:paragraph-rsid="002ad3ab" style:font-size-asian="10pt" style:font-size-complex="10pt"/>
    </style:style>
    <style:style style:name="P52" style:family="paragraph" style:parent-style-name="Standard">
      <style:paragraph-properties fo:line-height="100%" fo:text-align="justify" style:justify-single-word="false"/>
      <style:text-properties style:font-name="Arial1" fo:font-size="10pt" officeooo:rsid="0016e8d2" officeooo:paragraph-rsid="002ea439" style:font-size-asian="10pt" style:font-size-complex="10pt"/>
    </style:style>
    <style:style style:name="P53" style:family="paragraph" style:parent-style-name="Standard">
      <style:paragraph-properties fo:margin-left="1.251cm" fo:line-height="100%" fo:text-align="justify" style:justify-single-word="false" fo:text-indent="0cm" style:auto-text-indent="false"/>
      <style:text-properties style:font-name="Arial1" fo:font-size="10pt" officeooo:rsid="0016e8d2" officeooo:paragraph-rsid="002ea439" style:font-size-asian="10pt" style:font-size-complex="10pt"/>
    </style:style>
    <style:style style:name="P54" style:family="paragraph" style:parent-style-name="Standard" style:list-style-name="L2">
      <style:paragraph-properties fo:line-height="100%" fo:text-align="justify" style:justify-single-word="false"/>
      <style:text-properties style:font-name="Arial1" fo:font-size="10pt" officeooo:rsid="00177b34" officeooo:paragraph-rsid="00177b34" style:font-size-asian="10pt" style:font-size-complex="10pt"/>
    </style:style>
    <style:style style:name="P55" style:family="paragraph" style:parent-style-name="Standard" style:list-style-name="L2">
      <style:paragraph-properties fo:line-height="100%" fo:text-align="justify" style:justify-single-word="false"/>
      <style:text-properties style:font-name="Arial1" fo:font-size="10pt" officeooo:rsid="00177b34" officeooo:paragraph-rsid="001c686b" style:font-size-asian="10pt" style:font-size-complex="10pt"/>
    </style:style>
    <style:style style:name="P56" style:family="paragraph" style:parent-style-name="Standard" style:list-style-name="L2">
      <style:paragraph-properties fo:line-height="100%" fo:text-align="justify" style:justify-single-word="false"/>
      <style:text-properties style:font-name="Arial1" fo:font-size="10pt" officeooo:rsid="00177b34" officeooo:paragraph-rsid="001cec6a" style:font-size-asian="10pt" style:font-size-complex="10pt"/>
    </style:style>
    <style:style style:name="P57" style:family="paragraph" style:parent-style-name="Standard" style:list-style-name="L2">
      <style:paragraph-properties fo:line-height="100%" fo:text-align="justify" style:justify-single-word="false"/>
      <style:text-properties style:font-name="Arial1" fo:font-size="10pt" officeooo:rsid="00177b34" officeooo:paragraph-rsid="001e73de" style:font-size-asian="10pt" style:font-size-complex="10pt"/>
    </style:style>
    <style:style style:name="P58" style:family="paragraph" style:parent-style-name="Standard" style:list-style-name="L2">
      <style:paragraph-properties fo:line-height="100%" fo:text-align="justify" style:justify-single-word="false"/>
      <style:text-properties style:font-name="Arial1" fo:font-size="10pt" officeooo:rsid="00177b34" officeooo:paragraph-rsid="002ad3ab" style:font-size-asian="10pt" style:font-size-complex="10pt"/>
    </style:style>
    <style:style style:name="P59" style:family="paragraph" style:parent-style-name="Standard">
      <style:paragraph-properties fo:margin-left="0cm" fo:line-height="100%" fo:text-align="justify" style:justify-single-word="false" fo:text-indent="0cm" style:auto-text-indent="false"/>
      <style:text-properties style:font-name="Arial1" fo:font-size="10pt" officeooo:rsid="00177b34" officeooo:paragraph-rsid="001cec6a" style:font-size-asian="10pt" style:font-size-complex="10pt"/>
    </style:style>
    <style:style style:name="P60" style:family="paragraph" style:parent-style-name="Standard">
      <style:paragraph-properties fo:line-height="100%" fo:text-align="justify" style:justify-single-word="false"/>
      <style:text-properties style:font-name="Arial1" fo:font-size="10pt" officeooo:rsid="00177b34" officeooo:paragraph-rsid="001fd4af" style:font-size-asian="10pt" style:font-size-complex="10pt"/>
    </style:style>
    <style:style style:name="P61" style:family="paragraph" style:parent-style-name="Standard">
      <style:paragraph-properties fo:margin-left="1.251cm" fo:line-height="100%" fo:text-align="justify" style:justify-single-word="false" fo:text-indent="0cm" style:auto-text-indent="false"/>
      <style:text-properties style:font-name="Arial1" fo:font-size="10pt" officeooo:rsid="00177b34" officeooo:paragraph-rsid="001fd4af" style:font-size-asian="10pt" style:font-size-complex="10pt"/>
    </style:style>
    <style:style style:name="P62" style:family="paragraph" style:parent-style-name="Standard">
      <style:paragraph-properties fo:line-height="100%" fo:text-align="justify" style:justify-single-word="false"/>
      <style:text-properties style:font-name="Arial1" fo:font-size="10pt" officeooo:rsid="00177b34" officeooo:paragraph-rsid="00287cc2" style:font-size-asian="10pt" style:font-size-complex="10pt"/>
    </style:style>
    <style:style style:name="P63" style:family="paragraph" style:parent-style-name="Standard">
      <style:paragraph-properties fo:margin-left="0cm" fo:line-height="100%" fo:text-align="justify" style:justify-single-word="false" fo:text-indent="0cm" style:auto-text-indent="false"/>
      <style:text-properties style:font-name="Arial1" fo:font-size="10pt" officeooo:rsid="00177b34" officeooo:paragraph-rsid="001c686b" style:font-size-asian="10pt" style:font-size-complex="10pt"/>
    </style:style>
    <style:style style:name="P64" style:family="paragraph" style:parent-style-name="Standard">
      <style:paragraph-properties fo:line-height="100%" fo:text-align="justify" style:justify-single-word="false"/>
      <style:text-properties style:font-name="Arial1" fo:font-size="10pt" officeooo:rsid="00177b34" officeooo:paragraph-rsid="002ad3ab" style:font-size-asian="10pt" style:font-size-complex="10pt"/>
    </style:style>
    <style:style style:name="P65" style:family="paragraph" style:parent-style-name="Standard">
      <style:paragraph-properties fo:margin-left="0cm" fo:line-height="100%" fo:text-align="justify" style:justify-single-word="false" fo:text-indent="0cm" style:auto-text-indent="false"/>
      <style:text-properties style:font-name="Arial1" fo:font-size="10pt" officeooo:rsid="00177b34" officeooo:paragraph-rsid="002ad3ab" style:font-size-asian="10pt" style:font-size-complex="10pt"/>
    </style:style>
    <style:style style:name="P66" style:family="paragraph" style:parent-style-name="Standard" style:list-style-name="L3">
      <style:paragraph-properties fo:line-height="100%" fo:text-align="justify" style:justify-single-word="false"/>
      <style:text-properties style:font-name="Arial1" fo:font-size="10pt" officeooo:rsid="0018aa38" officeooo:paragraph-rsid="00090c53" style:font-size-asian="10pt" style:font-size-complex="10pt"/>
    </style:style>
    <style:style style:name="P67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089acb" style:font-size-asian="10pt" style:font-size-complex="10pt"/>
    </style:style>
    <style:style style:name="P68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2ea439" style:font-size-asian="10pt" style:font-size-complex="10pt"/>
    </style:style>
    <style:style style:name="P69" style:family="paragraph" style:parent-style-name="Standard">
      <style:paragraph-properties fo:margin-left="1.251cm" fo:line-height="100%" fo:text-align="justify" style:justify-single-word="false" fo:text-indent="0cm" style:auto-text-indent="false"/>
      <style:text-properties style:font-name="Arial1" fo:font-size="10pt" officeooo:rsid="0018aa38" officeooo:paragraph-rsid="002f3e1d" style:font-size-asian="10pt" style:font-size-complex="10pt"/>
    </style:style>
    <style:style style:name="P70" style:family="paragraph" style:parent-style-name="Standard">
      <style:paragraph-properties fo:line-height="100%" fo:text-align="justify" style:justify-single-word="false"/>
      <style:text-properties style:font-name="Arial1" fo:font-size="10pt" officeooo:rsid="001a8be4" officeooo:paragraph-rsid="002ad3ab" style:font-size-asian="10pt" style:font-size-complex="10pt"/>
    </style:style>
    <style:style style:name="P71" style:family="paragraph" style:parent-style-name="Standard">
      <style:paragraph-properties fo:line-height="100%" fo:text-align="justify" style:justify-single-word="false"/>
      <style:text-properties style:font-name="Arial1" fo:font-size="10pt" officeooo:rsid="001a8be4" officeooo:paragraph-rsid="002ea439" style:font-size-asian="10pt" style:font-size-complex="10pt"/>
    </style:style>
    <style:style style:name="P72" style:family="paragraph" style:parent-style-name="Standard">
      <style:paragraph-properties fo:line-height="100%" fo:text-align="justify" style:justify-single-word="false"/>
      <style:text-properties style:font-name="Arial1" fo:font-size="10pt" officeooo:rsid="001a8be4" officeooo:paragraph-rsid="002f3e1d" style:font-size-asian="10pt" style:font-size-complex="10pt"/>
    </style:style>
    <style:style style:name="P73" style:family="paragraph" style:parent-style-name="Standard">
      <style:paragraph-properties fo:line-height="100%" fo:text-align="justify" style:justify-single-word="false"/>
      <style:text-properties style:font-name="Arial1" fo:font-size="10pt" officeooo:rsid="001b003d" officeooo:paragraph-rsid="00089acb" style:font-size-asian="10pt" style:font-size-complex="10pt"/>
    </style:style>
    <style:style style:name="P74" style:family="paragraph" style:parent-style-name="Standard">
      <style:paragraph-properties fo:line-height="100%" fo:text-align="justify" style:justify-single-word="false"/>
      <style:text-properties style:font-name="Arial1" fo:font-size="10pt" officeooo:rsid="001b003d" officeooo:paragraph-rsid="00287cc2" style:font-size-asian="10pt" style:font-size-complex="10pt"/>
    </style:style>
    <style:style style:name="P75" style:family="paragraph" style:parent-style-name="Standard">
      <style:paragraph-properties fo:margin-left="1.251cm" fo:line-height="100%" fo:text-align="justify" style:justify-single-word="false" fo:text-indent="0cm" style:auto-text-indent="false"/>
      <style:text-properties style:font-name="Arial1" fo:font-size="10pt" officeooo:rsid="00287cc2" officeooo:paragraph-rsid="00287cc2" style:font-size-asian="10pt" style:font-size-complex="10pt"/>
    </style:style>
    <style:style style:name="P76" style:family="paragraph" style:parent-style-name="Standard">
      <style:paragraph-properties fo:margin-left="2.501cm" fo:line-height="100%" fo:text-align="justify" style:justify-single-word="false" fo:text-indent="0cm" style:auto-text-indent="false"/>
      <style:text-properties style:font-name="Arial1" fo:font-size="10pt" fo:font-style="italic" officeooo:rsid="00148440" officeooo:paragraph-rsid="0012d554" style:font-size-asian="10pt" style:font-style-asian="italic" style:font-size-complex="10pt" style:font-style-complex="italic"/>
    </style:style>
    <style:style style:name="P77" style:family="paragraph" style:parent-style-name="Standard">
      <style:paragraph-properties fo:margin-left="2.501cm" fo:line-height="100%" fo:text-align="justify" style:justify-single-word="false" fo:text-indent="0cm" style:auto-text-indent="false"/>
      <style:text-properties style:font-name="Arial1" fo:font-size="10pt" fo:font-style="italic" officeooo:rsid="0025d056" officeooo:paragraph-rsid="0025d056" style:font-size-asian="10pt" style:font-style-asian="italic" style:font-size-complex="10pt" style:font-style-complex="italic"/>
    </style:style>
    <style:style style:name="P78" style:family="paragraph" style:parent-style-name="Standard" style:list-style-name="L4">
      <style:paragraph-properties fo:line-height="100%" fo:text-align="justify" style:justify-single-word="false"/>
      <style:text-properties style:font-name="Arial1" fo:font-size="10pt" fo:font-style="italic" officeooo:rsid="0025d056" officeooo:paragraph-rsid="0025d056" style:font-size-asian="10pt" style:font-style-asian="italic" style:font-size-complex="10pt" style:font-style-complex="italic"/>
    </style:style>
    <style:style style:name="T1" style:family="text">
      <style:text-properties officeooo:rsid="000af265"/>
    </style:style>
    <style:style style:name="T2" style:family="text">
      <style:text-properties officeooo:rsid="000b7cdb"/>
    </style:style>
    <style:style style:name="T3" style:family="text">
      <style:text-properties officeooo:rsid="000c93bb"/>
    </style:style>
    <style:style style:name="T4" style:family="text">
      <style:text-properties officeooo:rsid="000f656f"/>
    </style:style>
    <style:style style:name="T5" style:family="text">
      <style:text-properties officeooo:rsid="000fdd32"/>
    </style:style>
    <style:style style:name="T6" style:family="text">
      <style:text-properties officeooo:rsid="00111772"/>
    </style:style>
    <style:style style:name="T7" style:family="text">
      <style:text-properties officeooo:rsid="001175ae"/>
    </style:style>
    <style:style style:name="T8" style:family="text">
      <style:text-properties officeooo:rsid="001fd4af"/>
    </style:style>
    <style:style style:name="T9" style:family="text">
      <style:text-properties style:font-name="Segoe UI" style:font-name-complex="Segoe UI1"/>
    </style:style>
    <style:style style:name="T10" style:family="text">
      <style:text-properties fo:font-size="10pt" officeooo:rsid="002104b2" style:font-size-asian="10pt" style:font-size-complex="10pt"/>
    </style:style>
    <style:style style:name="T11" style:family="text">
      <style:text-properties fo:font-size="10pt" officeooo:rsid="002293aa" style:font-size-asian="10pt" style:font-size-complex="10pt"/>
    </style:style>
    <style:style style:name="T12" style:family="text">
      <style:text-properties fo:font-size="10pt" fo:font-style="italic" officeooo:rsid="00245621" style:font-size-asian="10pt" style:font-style-asian="italic" style:font-size-complex="10pt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2a0001" style:font-style-asian="italic" style:font-style-complex="italic"/>
    </style:style>
    <style:style style:name="T15" style:family="text">
      <style:text-properties officeooo:rsid="0026ae32"/>
    </style:style>
    <style:style style:name="T16" style:family="text">
      <style:text-properties officeooo:rsid="00287cc2"/>
    </style:style>
    <style:style style:name="T17" style:family="text">
      <style:text-properties officeooo:rsid="002a0001"/>
    </style:style>
    <style:style style:name="T18" style:family="text">
      <style:text-properties officeooo:rsid="002ad3ab"/>
    </style:style>
    <style:style style:name="T19" style:family="text">
      <style:text-properties officeooo:rsid="002f3e1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Préparation <text:span text:style-name="T1">de l</text:span><text:span text:style-name="T2">a</text:span><text:span text:style-name="T1"> fiche </text:span><text:span text:style-name="T2">PT</text:span></text:p>
      <text:p text:style-name="P29"/>
      <text:p text:style-name="P29"/>
      <text:p text:style-name="P29"/>
      <text:p text:style-name="P36">Sommaire</text:p>
      <text:p text:style-name="P34"/>
      <text:list text:style-name="L1">
        <text:list-item>
          <text:p text:style-name="P38">Contour<text:span text:style-name="T3">s et </text:span>objectif<text:span text:style-name="T3">s</text:span> du projet <text:span text:style-name="T3">tutoré</text:span></text:p>
        </text:list-item>
        <text:list-item>
          <text:p text:style-name="P38">Ébauche d’une timeline</text:p>
        </text:list-item>
        <text:list-item>
          <text:p text:style-name="P38">Besoins, attente<text:span text:style-name="T4">s et m</text:span>oyens</text:p>
        </text:list-item>
        <text:list-item>
          <text:p text:style-name="P39">Rédaction de la fiche au propre</text:p>
        </text:list-item>
      </text:list>
      <text:p text:style-name="P6"/>
      <text:p text:style-name="P6"/>
      <text:p text:style-name="P6"/>
      <text:p text:style-name="P1">Contours et objectifs du projet tutoré</text:p>
      <text:p text:style-name="P6"/>
      <text:p text:style-name="P31"><text:tab/>Qui ?</text:p>
      <text:p text:style-name="P10"/>
      <text:list text:style-name="L2">
        <text:list-item>
          <text:p text:style-name="P47">Loïs :</text:p>
        </text:list-item>
      </text:list>
      <text:p text:style-name="P16"/>
      <text:list text:continue-numbering="true" text:style-name="L2">
        <text:list-item>
          <text:p text:style-name="P54">Hugo :</text:p>
        </text:list-item>
      </text:list>
      <text:p text:style-name="P20"/>
      <text:list text:continue-numbering="true" text:style-name="L2">
        <text:list-item>
          <text:p text:style-name="P54">Axel :</text:p>
        </text:list-item>
      </text:list>
      <text:p text:style-name="P20"/>
      <text:list text:continue-numbering="true" text:style-name="L2">
        <text:list-item>
          <text:p text:style-name="P54">Arthur :</text:p>
        </text:list-item>
      </text:list>
      <text:p text:style-name="P21"/>
      <text:p text:style-name="P6"/>
      <text:p text:style-name="P6"/>
      <text:p text:style-name="P31"><text:tab/>Quoi ?</text:p>
      <text:p text:style-name="P28"/>
      <text:list text:continue-numbering="true" text:style-name="L2">
        <text:list-item>
          <text:p text:style-name="P48">Loïs :</text:p>
        </text:list-item>
      </text:list>
      <text:p text:style-name="P17"/>
      <text:list text:continue-numbering="true" text:style-name="L2">
        <text:list-item>
          <text:p text:style-name="P55">Hugo :</text:p>
        </text:list-item>
      </text:list>
      <text:p text:style-name="P22"/>
      <text:list text:continue-numbering="true" text:style-name="L2">
        <text:list-item>
          <text:p text:style-name="P55">Axel :</text:p>
        </text:list-item>
      </text:list>
      <text:p text:style-name="P22"/>
      <text:list text:continue-numbering="true" text:style-name="L2">
        <text:list-item>
          <text:p text:style-name="P55">Arthur :</text:p>
        </text:list-item>
      </text:list>
      <text:p text:style-name="P22"/>
      <text:p text:style-name="P6"/>
      <text:p text:style-name="P6"/>
      <text:p text:style-name="P32"><text:tab/>Comment ? </text:p>
      <text:p text:style-name="P12"/>
      <text:list text:continue-numbering="true" text:style-name="L2">
        <text:list-item>
          <text:p text:style-name="P48">Loïs :</text:p>
        </text:list-item>
      </text:list>
      <text:p text:style-name="P17"/>
      <text:list text:continue-numbering="true" text:style-name="L2">
        <text:list-item>
          <text:p text:style-name="P55">Hugo :</text:p>
        </text:list-item>
      </text:list>
      <text:p text:style-name="P22"/>
      <text:list text:continue-numbering="true" text:style-name="L2">
        <text:list-item>
          <text:p text:style-name="P55">Axel :</text:p>
        </text:list-item>
      </text:list>
      <text:p text:style-name="P22"/>
      <text:list text:continue-numbering="true" text:style-name="L2">
        <text:list-item>
          <text:p text:style-name="P55">Arthur :</text:p>
        </text:list-item>
      </text:list>
      <text:p text:style-name="P23"/>
      <text:p text:style-name="P8"/>
      <text:p text:style-name="P8"/>
      <text:p text:style-name="P32"><text:tab/>Qu<text:span text:style-name="T5">and</text:span> ?</text:p>
      <text:p text:style-name="P11"/>
      <text:list text:continue-numbering="true" text:style-name="L2">
        <text:list-item>
          <text:p text:style-name="P48">Loïs :</text:p>
        </text:list-item>
      </text:list>
      <text:p text:style-name="P17"/>
      <text:list text:continue-numbering="true" text:style-name="L2">
        <text:list-item>
          <text:p text:style-name="P55">Hugo :</text:p>
        </text:list-item>
      </text:list>
      <text:p text:style-name="P22"/>
      <text:list text:continue-numbering="true" text:style-name="L2">
        <text:list-item>
          <text:p text:style-name="P55">Axel :</text:p>
        </text:list-item>
      </text:list>
      <text:p text:style-name="P22"/>
      <text:list text:continue-numbering="true" text:style-name="L2">
        <text:list-item>
          <text:p text:style-name="P55"><text:soft-page-break/>Arthur :</text:p>
        </text:list-item>
      </text:list>
      <text:p text:style-name="P23"/>
      <text:p text:style-name="P4"/>
      <text:p text:style-name="P8"/>
      <text:p text:style-name="P32"><text:tab/><text:span text:style-name="T5">Pourq</text:span>u<text:span text:style-name="T5">o</text:span>i ?</text:p>
      <text:p text:style-name="P11"/>
      <text:list text:continue-numbering="true" text:style-name="L2">
        <text:list-item>
          <text:p text:style-name="P48">Loïs :</text:p>
        </text:list-item>
      </text:list>
      <text:p text:style-name="P17"/>
      <text:list text:continue-numbering="true" text:style-name="L2">
        <text:list-item>
          <text:p text:style-name="P55">Hugo :</text:p>
        </text:list-item>
      </text:list>
      <text:p text:style-name="P22"/>
      <text:list text:continue-numbering="true" text:style-name="L2">
        <text:list-item>
          <text:p text:style-name="P55">Axel :</text:p>
        </text:list-item>
      </text:list>
      <text:p text:style-name="P22"/>
      <text:list text:continue-numbering="true" text:style-name="L2">
        <text:list-item>
          <text:p text:style-name="P55">Arthur :</text:p>
        </text:list-item>
      </text:list>
      <text:p text:style-name="P23"/>
      <text:p text:style-name="P23"/>
      <text:p text:style-name="P23"/>
      <text:p text:style-name="P44"><text:tab/><text:span text:style-name="T18">⇒ OBJECTIF </text:span></text:p>
      <text:p text:style-name="P70"/>
      <text:list xml:id="list144729592907175" text:continue-numbering="true" text:style-name="L2">
        <text:list-header>
          <text:p text:style-name="P58"/>
        </text:list-header>
      </text:list>
      <text:p text:style-name="P65"/>
      <text:p text:style-name="P4"/>
      <text:p text:style-name="P4"/>
      <text:p text:style-name="P1">Ébauche d’une timeline <text:span text:style-name="T6">et </text:span><text:span text:style-name="T8">organisation du projet</text:span></text:p>
      <text:p text:style-name="P6"/>
      <text:p text:style-name="P31"><text:tab/>Planning prévisionnel </text:p>
      <text:p text:style-name="P30">Date de première version, etc.</text:p>
      <text:p text:style-name="P76">Rétro planning (partir de la fin pour revenir petit à petit au début)</text:p>
      <text:p text:style-name="P77">Par étapes – <text:span text:style-name="T15">suggestions</text:span> : </text:p>
      <text:list text:style-name="L4">
        <text:list-item>
          <text:p text:style-name="P78">Analyse des besoins (faire une réunion d'équipe, rédiger un document de spécifications)</text:p>
        </text:list-item>
        <text:list-item>
          <text:p text:style-name="P78">Recherche des solutions techniques (choix des technologies, des outils) </text:p>
        </text:list-item>
        <text:list-item>
          <text:p text:style-name="P78">Développement/Implémentation </text:p>
        </text:list-item>
        <text:list-item>
          <text:p text:style-name="P78">Tests et validations</text:p>
        </text:list-item>
        <text:list-item>
          <text:p text:style-name="P78">Documentation finale et présentation </text:p>
        </text:list-item>
        <text:list-item>
          <text:p text:style-name="P78">PoC</text:p>
        </text:list-item>
      </text:list>
      <text:p text:style-name="P11"/>
      <text:list text:continue-list="list144729592907175" text:style-name="L2">
        <text:list-item>
          <text:p text:style-name="P48">Loïs :</text:p>
        </text:list-item>
      </text:list>
      <text:p text:style-name="P17"/>
      <text:list text:continue-numbering="true" text:style-name="L2">
        <text:list-item>
          <text:p text:style-name="P55">Hugo :</text:p>
        </text:list-item>
      </text:list>
      <text:p text:style-name="P22"/>
      <text:list text:continue-numbering="true" text:style-name="L2">
        <text:list-item>
          <text:p text:style-name="P55">Axel :</text:p>
        </text:list-item>
      </text:list>
      <text:p text:style-name="P22"/>
      <text:list text:continue-numbering="true" text:style-name="L2">
        <text:list-item>
          <text:p text:style-name="P55">Arthur :</text:p>
        </text:list-item>
      </text:list>
      <text:p text:style-name="P23"/>
      <text:p text:style-name="P23"/>
      <text:p text:style-name="P6"/>
      <text:p text:style-name="P41"><text:tab/>Répartition des rôles</text:p>
      <text:p text:style-name="P41"><text:span text:style-name="T10"/></text:p>
      <text:p text:style-name="P42"><text:span text:style-name="T11"><text:tab/></text:span><text:span text:style-name="T10">Suggestion de poste : Chef de projet ; Développeurs/Administrateurs système ; Responsable qualité/documentation – </text:span><text:span text:style-name="T12">voir mail de FD pour précision</text:span></text:p>
      <text:list text:continue-numbering="true" text:style-name="L2">
        <text:list-item>
          <text:p text:style-name="P49">Loïs :</text:p>
        </text:list-item>
      </text:list>
      <text:p text:style-name="P18"/>
      <text:list text:continue-numbering="true" text:style-name="L2">
        <text:list-item>
          <text:p text:style-name="P56">Hugo :</text:p>
        </text:list-item>
      </text:list>
      <text:p text:style-name="P24"/>
      <text:list text:continue-numbering="true" text:style-name="L2">
        <text:list-item>
          <text:p text:style-name="P56">Axel :</text:p>
        </text:list-item>
      </text:list>
      <text:p text:style-name="P24"/>
      <text:list text:continue-numbering="true" text:style-name="L2">
        <text:list-item>
          <text:p text:style-name="P56">Arthur :</text:p>
        </text:list-item>
      </text:list>
      <text:p text:style-name="P25"/>
      <text:p text:style-name="P25"/>
      <text:p text:style-name="P25"/>
      <text:p text:style-name="P40"><text:tab/><text:span text:style-name="T8">Outils de gestion de projet</text:span></text:p>
      <text:p text:style-name="P60"><text:soft-page-break/></text:p>
      <text:p text:style-name="P61"/>
      <text:p text:style-name="P3"/>
      <text:p text:style-name="P3"/>
      <text:p text:style-name="P3"/>
      <text:p text:style-name="P43"><text:tab/><text:span text:style-name="T16">Point méthode de travail</text:span></text:p>
      <text:p text:style-name="P62"/>
      <text:p text:style-name="P75"><text:tab/><text:span text:style-name="T13">Définition de date/horaire de points d’étapes réguliers </text:span><text:span text:style-name="T14">et autres </text:span></text:p>
      <text:p text:style-name="P75"/>
      <text:p text:style-name="P74"/>
      <text:p text:style-name="P74"/>
      <text:p text:style-name="P3"/>
      <text:p text:style-name="P3"/>
      <text:p text:style-name="P1">Besoins, attentes et moyens</text:p>
      <text:p text:style-name="P6"/>
      <text:p text:style-name="P31"><text:tab/><text:span text:style-name="T7">Budget</text:span></text:p>
      <text:p text:style-name="P13"/>
      <text:list text:continue-numbering="true" text:style-name="L2">
        <text:list-item>
          <text:p text:style-name="P49">Loïs :</text:p>
        </text:list-item>
      </text:list>
      <text:p text:style-name="P18"/>
      <text:list text:continue-numbering="true" text:style-name="L2">
        <text:list-item>
          <text:p text:style-name="P56">Hugo :</text:p>
        </text:list-item>
      </text:list>
      <text:p text:style-name="P24"/>
      <text:list text:continue-numbering="true" text:style-name="L2">
        <text:list-item>
          <text:p text:style-name="P56">Axel :</text:p>
        </text:list-item>
      </text:list>
      <text:p text:style-name="P24"/>
      <text:list text:continue-numbering="true" text:style-name="L2">
        <text:list-item>
          <text:p text:style-name="P56">Arthur :</text:p>
        </text:list-item>
      </text:list>
      <text:p text:style-name="P25"/>
      <text:p text:style-name="P6"/>
      <text:p text:style-name="P6"/>
      <text:p text:style-name="P31"><text:tab/><text:span text:style-name="T7">Temps</text:span></text:p>
      <text:p text:style-name="P13"/>
      <text:list text:continue-numbering="true" text:style-name="L2">
        <text:list-item>
          <text:p text:style-name="P49">Loïs :</text:p>
        </text:list-item>
      </text:list>
      <text:p text:style-name="P18"/>
      <text:list text:continue-numbering="true" text:style-name="L2">
        <text:list-item>
          <text:p text:style-name="P56">Hugo :</text:p>
        </text:list-item>
      </text:list>
      <text:p text:style-name="P24"/>
      <text:list text:continue-numbering="true" text:style-name="L2">
        <text:list-item>
          <text:p text:style-name="P56">Axel :</text:p>
        </text:list-item>
      </text:list>
      <text:p text:style-name="P24"/>
      <text:list text:continue-numbering="true" text:style-name="L2">
        <text:list-item>
          <text:p text:style-name="P56">Arthur :</text:p>
        </text:list-item>
      </text:list>
      <text:p text:style-name="P25"/>
      <text:p text:style-name="P3"/>
      <text:p text:style-name="P9"/>
      <text:p text:style-name="P33"><text:tab/><text:span text:style-name="T7">Ressources humaines</text:span></text:p>
      <text:p text:style-name="P14"/>
      <text:list text:continue-numbering="true" text:style-name="L2">
        <text:list-item>
          <text:p text:style-name="P50">Loïs :</text:p>
        </text:list-item>
      </text:list>
      <text:p text:style-name="P19"/>
      <text:list text:continue-numbering="true" text:style-name="L2">
        <text:list-item>
          <text:p text:style-name="P57">Hugo :</text:p>
        </text:list-item>
      </text:list>
      <text:p text:style-name="P26"/>
      <text:list text:continue-numbering="true" text:style-name="L2">
        <text:list-item>
          <text:p text:style-name="P57">Axel :</text:p>
        </text:list-item>
      </text:list>
      <text:p text:style-name="P26"/>
      <text:list text:continue-numbering="true" text:style-name="L2">
        <text:list-item>
          <text:p text:style-name="P57">Arthur :</text:p>
        </text:list-item>
      </text:list>
      <text:p text:style-name="P27"/>
      <text:p text:style-name="P5"/>
      <text:p text:style-name="P5"/>
      <text:p text:style-name="P5"/>
      <text:p text:style-name="P2">Rédaction de la fiche au propre</text:p>
      <text:p text:style-name="P7"/>
      <text:p text:style-name="P15">Rédaction et mise au propre de la fiche projet tutoré :</text:p>
      <text:list text:style-name="L3">
        <text:list-item>
          <text:p text:style-name="P66"/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fr" fo:country="FR" style:font-name-asian="Aptos" style:font-family-asian="Aptos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2T14:38:07.322000000</meta:creation-date>
    <dc:date>2024-10-17T14:35:38.910000000</dc:date>
    <meta:editing-duration>PT45M24S</meta:editing-duration>
    <meta:editing-cycles>44</meta:editing-cycles>
    <meta:generator>LibreOffice/24.2.6.2$Windows_X86_64 LibreOffice_project/ef66aa7e36a1bb8e65bfbc63aba53045a14d0871</meta:generator>
    <meta:document-statistic meta:table-count="0" meta:image-count="0" meta:object-count="0" meta:page-count="3" meta:paragraph-count="77" meta:word-count="301" meta:character-count="1435" meta:non-whitespace-character-count="1236"/>
  </office:meta>
</office:document-meta>
</file>